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0.002cm" fo:margin-top="0cm" fo:margin-bottom="0cm" table:align="left" style:writing-mode="lr-tb"/>
    </style:style>
    <style:style style:name="Table1.A" style:family="table-column">
      <style:table-column-properties style:column-width="8.756cm" style:rel-column-width="33750*"/>
    </style:style>
    <style:style style:name="Table1.B" style:family="table-column">
      <style:table-column-properties style:column-width="8.244cm" style:rel-column-width="317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color="#000000" loext:opacity="100%"/>
    </style:style>
    <style:style style:name="P3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4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6" style:family="paragraph" style:parent-style-name="Table_20_Contents">
      <style:text-properties fo:color="#000000" loext:opacity="100%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Standard">
      <style:text-properties officeooo:rsid="000e85ea" officeooo:paragraph-rsid="000e85ea"/>
    </style:style>
    <style:style style:name="P10" style:family="paragraph" style:parent-style-name="Standard">
      <style:text-properties fo:font-style="italic" fo:font-weight="bold" officeooo:rsid="000e85ea" officeooo:paragraph-rsid="000e85ea" style:font-style-asian="italic" style:font-weight-asian="bold" style:font-style-complex="italic" style:font-weight-complex="bold"/>
    </style:style>
    <style:style style:name="P1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text-properties officeooo:rsid="000e85ea" officeooo:paragraph-rsid="000e85ea"/>
    </style:style>
    <style:style style:name="P13" style:family="paragraph" style:parent-style-name="Standard">
      <style:text-properties officeooo:rsid="000f84e3" officeooo:paragraph-rsid="000f84e3"/>
    </style:style>
    <style:style style:name="P14" style:family="paragraph" style:parent-style-name="Table_20_Contents">
      <style:text-properties fo:color="#000000" loext:opacity="100%" fo:language="en" fo:country="G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e85ea" style:font-weight-asian="bold" style:font-weight-complex="bold"/>
    </style:style>
    <style:style style:name="T4" style:family="text">
      <style:text-properties fo:color="#000000" loext:opacity="100%" fo:language="en" fo:country="GB" fo:font-style="italic" style:font-style-asian="italic"/>
    </style:style>
    <style:style style:name="T5" style:family="text">
      <style:text-properties fo:color="#000000" loext:opacity="100%" fo:language="en" fo:country="GB" fo:font-style="italic" officeooo:rsid="000c0eba" style:font-style-asian="italic"/>
    </style:style>
    <style:style style:name="T6" style:family="text">
      <style:text-properties officeooo:rsid="000d6956"/>
    </style:style>
    <style:style style:name="T7" style:family="text">
      <style:text-properties fo:color="#283138" loext:opacity="100%" fo:font-size="18pt" fo:font-weight="bold" officeooo:rsid="000d6956" style:font-name-asian="Times New Roman" style:font-size-asian="18pt" style:font-weight-asian="bold" style:font-size-complex="14pt" style:font-weight-complex="bold"/>
    </style:style>
    <style:style style:name="T8" style:family="text">
      <style:text-properties officeooo:rsid="000e85ea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1" text:outline-level="1"><text:span text:style-name="T7">Operating Systems</text:span> Reflective Journal Template</text:h>
        </text:list-item>
      </text:list>
      <text:p text:style-name="Standard"><text:span text:style-name="T2">Note</text:span>: <text:span text:style-name="T8">You </text:span><text:span text:style-name="T3">must</text:span><text:span text:style-name="T8"> p</text:span>rovide evidence for your answers, where appropriate, by inserting examples<text:bookmark text:name="_GoBack"/> of Practical work you undertook; for eg: solutions attempted, <text:span text:style-name="T6">code written</text:span>.</text:p>
      <text:p text:style-name="P9">You <text:span text:style-name="T2">must</text:span> also provide, at the end of this document, your answers to the questions from the Practical Handout.</text:p>
      <text:p text:style-name="P13">Please answer <text:span text:style-name="T9">all</text:span> question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  <text:p text:style-name="P14"/>
          </table:table-cell>
          <table:table-cell table:style-name="Table1.B1" office:value-type="string">
            <text:p text:style-name="P3">Student ID</text:p>
          </table:table-cell>
        </table:table-row>
        <table:table-row table:style-name="Table1.1">
          <table:table-cell table:style-name="Table1.A1" office:value-type="string">
            <text:p text:style-name="P3">Practical Name/Topic</text:p>
            <text:p text:style-name="P4"/>
            <text:p text:style-name="P4"/>
          </table:table-cell>
          <table:table-cell table:style-name="Table1.B1" office:value-type="string">
            <text:p text:style-name="P6">Session Dates</text:p>
          </table:table-cell>
        </table:table-row>
        <table:table-row table:style-name="Table1.1">
          <table:table-cell table:style-name="Table1.A1" office:value-type="string">
            <text:p text:style-name="P4">What did I read for this session (apart from the Practical handout)?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What were the main points that were new to me in the Practical?</text:p>
            <text:p text:style-name="P4"/>
            <text:p text:style-name="P4"/>
          </table:table-cell>
          <table:table-cell table:style-name="Table1.B1" office:value-type="string">
            <text:p text:style-name="P8"/>
            <text:p text:style-name="P8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What were two main things I learned?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In trying to solve the problems, what were the things I tried?</text:p>
            <text:p text:style-name="P5"/>
            <text:p text:style-name="P5"/>
          </table:table-cell>
          <table:table-cell table:style-name="Table1.B1" office:value-type="string">
            <text:p text:style-name="P2"/>
          </table:table-cell>
        </table:table-row>
        <table:table-row table:style-name="Table1.7">
          <table:table-cell table:style-name="Table1.A1" office:value-type="string">
            <text:p text:style-name="P5">What went wrong in my initial attempts to solve each problem, and why?</text:p>
            <text:p text:style-name="P5"/>
            <text:p text:style-name="P5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What went right in my final attempts to solve each problem, and why?</text:p>
            <text:p text:style-name="P5"/>
            <text:p text:style-name="P5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How did my learning in the Practical relate to what I’m learning in other parts of the module; for example: in the Lecture</text:p>
            <text:p text:style-name="P5"/>
            <text:p text:style-name="P5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What did we not cover that I expected we should?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What was new or surprising to me?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I am still unsure about…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Issues that interested me a lot, and that I would like to study in more detail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What I most liked about this </text:span><text:span text:style-name="T5">Practical</text:span><text:span text:style-name="T4"> was…</text:span>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What I most disliked about this </text:span><text:span text:style-name="T5">Practical</text:span><text:span text:style-name="T4"> was…</text:span>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How did you feel about how you performed in the Practical?</text:p>
            <text:p text:style-name="P5"/>
            <text:p text:style-name="P5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Miscellaneous interesting facts I learned in this </text:span><text:span text:style-name="T5">Practical</text:span><text:span text:style-name="T4">…</text:span></text:p>
            <text:p text:style-name="P4"/>
            <text:p text:style-name="P4"/>
          </table:table-cell>
          <table:table-cell table:style-name="Table1.B1" office:value-type="string">
            <text:p text:style-name="P2"/>
          </table:table-cell>
        </table:table-row>
      </table:table>
      <text:p text:style-name="Standard"/>
      <text:p text:style-name="Standard"/>
      <text:p text:style-name="P10">Please insert your answers from the Practical Handout here (use as many pages as you need):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2</text:page-number><text:span text:style-name="MT1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16-12-08T01:36:00</meta:creation-date>
    <dc:date>2024-01-23T16:37:22.954920884</dc:date>
    <dc:language>en-IE</dc:language>
    <meta:editing-duration>PT11M30S</meta:editing-duration>
    <meta:generator>LibreOffice/7.5.6.2$Linux_X86_64 LibreOffice_project/50$Build-2</meta:generator>
    <dc:creator>Kevin Farrell</dc:creator>
    <meta:document-statistic meta:table-count="1" meta:image-count="0" meta:object-count="0" meta:page-count="2" meta:paragraph-count="25" meta:word-count="245" meta:character-count="1376" meta:non-whitespace-character-count="11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